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01e04" officeooo:paragraph-rsid="00001e04"/>
    </style:style>
    <style:style style:name="P2" style:family="paragraph" style:parent-style-name="Standard" style:list-style-name="L1">
      <style:text-properties fo:language="fr" fo:country="FR" officeooo:rsid="00001e04" officeooo:paragraph-rsid="00001e04"/>
    </style:style>
    <style:style style:name="P3" style:family="paragraph" style:parent-style-name="Standard" style:list-style-name="L2">
      <style:text-properties fo:language="fr" fo:country="FR" officeooo:rsid="00001e04" officeooo:paragraph-rsid="00001e04"/>
    </style:style>
    <style:style style:name="P4" style:family="paragraph" style:parent-style-name="Standard" style:list-style-name="L3">
      <style:text-properties fo:language="fr" fo:country="FR" officeooo:rsid="00001e04" officeooo:paragraph-rsid="00001e04"/>
    </style:style>
    <style:style style:name="P5" style:family="paragraph" style:parent-style-name="Standard" style:list-style-name="L4">
      <style:text-properties fo:language="fr" fo:country="FR" officeooo:rsid="00001e04" officeooo:paragraph-rsid="00001e04"/>
    </style:style>
    <style:style style:name="P6" style:family="paragraph" style:parent-style-name="Standard" style:list-style-name="L5">
      <style:text-properties fo:language="fr" fo:country="FR" officeooo:rsid="0000cd1c" officeooo:paragraph-rsid="0000cd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2 : Hazardous or not ?</text:p>
      <text:p text:style-name="P1"/>
      <text:p text:style-name="P1">Doc 6 – A video « Say Hello to Waymo »</text:p>
      <text:p text:style-name="P1"/>
      <text:p text:style-name="P1"/>
      <text:p text:style-name="P1">Type :</text:p>
      <text:list xml:id="list2139939339106729230" text:style-name="L1">
        <text:list-item>
          <text:p text:style-name="P2">Monologue</text:p>
          <text:list>
            <text:list-item>
              <text:p text:style-name="P2"/>
            </text:list-item>
          </text:list>
        </text:list-item>
      </text:list>
      <text:p text:style-name="P1"/>
      <text:p text:style-name="P1">Nature :</text:p>
      <text:list xml:id="list5325523836038775655" text:style-name="L2">
        <text:list-item>
          <text:p text:style-name="P3">Présentation</text:p>
          <text:list>
            <text:list-item>
              <text:p text:style-name="P3">Publicité</text:p>
            </text:list-item>
          </text:list>
        </text:list-item>
      </text:list>
      <text:p text:style-name="P1"/>
      <text:p text:style-name="P1">Locuteurs :</text:p>
      <text:list xml:id="list8613483275858390863" text:style-name="L3">
        <text:list-item>
          <text:p text:style-name="P4">Une voix-off, la présentatrice</text:p>
        </text:list-item>
        <text:list-item>
          <text:p text:style-name="P4">Quelques témoins</text:p>
          <text:list>
            <text:list-item>
              <text:p text:style-name="P4">Un seul témoin, un aveugle</text:p>
            </text:list-item>
          </text:list>
        </text:list-item>
      </text:list>
      <text:p text:style-name="P1"/>
      <text:p text:style-name="P1">Sujet :</text:p>
      <text:list xml:id="list8238469261210081541" text:style-name="L4">
        <text:list-item>
          <text:p text:style-name="P5">Présentation de la première véritable voiture autonome, sans volants</text:p>
        </text:list-item>
      </text:list>
      <text:p text:style-name="P1"/>
      <text:p text:style-name="P1"/>
      <text:p text:style-name="P1">Avantages de Waymo :</text:p>
      <text:list xml:id="list7826641235870883702" text:style-name="L5">
        <text:list-item>
          <text:p text:style-name="P6">On peut faire autre chose pendant la route</text:p>
        </text:list-item>
        <text:list-item>
          <text:p text:style-name="P6">Même ceux qui ne peuvent conduire peuvent partir seuls en voitu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37:07.104000000</meta:creation-date>
    <dc:date>2018-10-01T15:51:06.978000000</dc:date>
    <meta:editing-duration>PT2M16S</meta:editing-duration>
    <meta:editing-cycles>1</meta:editing-cycles>
    <meta:document-statistic meta:table-count="0" meta:image-count="0" meta:object-count="0" meta:page-count="1" meta:paragraph-count="17" meta:word-count="81" meta:character-count="404" meta:non-whitespace-character-count="348"/>
    <meta:generator>LibreOffice/5.1.6.2$Windows_x86 LibreOffice_project/07ac168c60a517dba0f0d7bc7540f5afa45f0909</meta:generator>
  </office:meta>
</office:document-meta>
</file>